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079cm" draw:marker-start-center="false" draw:marker-end="Arrow_20_concave" draw:marker-end-width="0.07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55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56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65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65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65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656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506cm" svg:y1="13.496cm" svg:x2="12.37cm" svg:y2="13.496cm">
            <text:p/>
          </draw:line>
          <draw:frame draw:style-name="gr2" draw:text-style-name="P3" draw:layer="layout" svg:width="0.532cm" svg:height="0.38cm" svg:x="11.679cm" svg:y="13.078cm">
            <draw:text-box>
              <text:p text:style-name="P2"><text:span text:style-name="T1">2,4</text:span></text:p>
            </draw:text-box>
          </draw:frame>
          <draw:line draw:style-name="gr3" draw:text-style-name="P1" draw:layer="layout" svg:x1="12.372cm" svg:y1="13.593cm" svg:x2="11.493cm" svg:y2="13.593cm">
            <text:p/>
          </draw:line>
          <draw:line draw:style-name="gr3" draw:text-style-name="P1" draw:layer="layout" svg:x1="12.365cm" svg:y1="13.6cm" svg:x2="12.365cm" svg:y2="14.76cm">
            <text:p/>
          </draw:line>
          <draw:line draw:style-name="gr3" draw:text-style-name="P1" draw:layer="layout" svg:x1="11.493cm" svg:y1="13.593cm" svg:x2="11.493cm" svg:y2="14.764cm">
            <text:p/>
          </draw:line>
          <draw:line draw:style-name="gr3" draw:text-style-name="P1" draw:layer="layout" svg:x1="12.374cm" svg:y1="14.757cm" svg:x2="9.458cm" svg:y2="14.757cm">
            <text:p/>
          </draw:line>
          <draw:line draw:style-name="gr3" draw:text-style-name="P1" draw:layer="layout" svg:x1="12.366cm" svg:y1="14.766cm" svg:x2="12.366cm" svg:y2="15.348cm">
            <text:p/>
          </draw:line>
          <draw:line draw:style-name="gr3" draw:text-style-name="P1" draw:layer="layout" svg:x1="12.373cm" svg:y1="15.341cm" svg:x2="8.861cm" svg:y2="15.341cm">
            <text:p/>
          </draw:line>
          <draw:line draw:style-name="gr3" draw:text-style-name="P1" draw:layer="layout" svg:x1="11.494cm" svg:y1="14.766cm" svg:x2="11.494cm" svg:y2="15.348cm">
            <text:p/>
          </draw:line>
          <draw:line draw:style-name="gr3" draw:text-style-name="P1" draw:layer="layout" svg:x1="10.333cm" svg:y1="14.766cm" svg:x2="10.333cm" svg:y2="16.494cm">
            <text:p/>
          </draw:line>
          <draw:line draw:style-name="gr3" draw:text-style-name="P1" draw:layer="layout" svg:x1="9.458cm" svg:y1="14.766cm" svg:x2="9.458cm" svg:y2="16.494cm">
            <text:p/>
          </draw:line>
          <draw:line draw:style-name="gr3" draw:text-style-name="P1" draw:layer="layout" svg:x1="10.339cm" svg:y1="16.5cm" svg:x2="8.876cm" svg:y2="16.5cm">
            <text:p/>
          </draw:line>
          <draw:line draw:style-name="gr3" draw:text-style-name="P1" draw:layer="layout" svg:x1="8.876cm" svg:y1="15.343cm" svg:x2="8.876cm" svg:y2="16.503cm">
            <text:p/>
          </draw:line>
          <draw:line draw:style-name="gr1" draw:text-style-name="P1" draw:layer="layout" svg:x1="12.446cm" svg:y1="14.759cm" svg:x2="12.454cm" svg:y2="15.351cm">
            <text:p/>
          </draw:line>
          <draw:frame draw:style-name="gr4" draw:text-style-name="P3" draw:layer="layout" svg:width="0.532cm" svg:height="0.38cm" svg:x="12.547cm" svg:y="14.863cm">
            <draw:text-box>
              <text:p text:style-name="P2"><text:span text:style-name="T1">1,6</text:span></text:p>
            </draw:text-box>
          </draw:frame>
          <draw:line draw:style-name="gr1" draw:text-style-name="P1" draw:layer="layout" svg:x1="8.76cm" svg:y1="15.311cm" svg:x2="8.764cm" svg:y2="16.498cm">
            <text:p/>
          </draw:line>
          <draw:frame draw:style-name="gr5" draw:text-style-name="P3" draw:layer="layout" svg:width="0.297cm" svg:height="0.38cm" svg:x="8.52cm" svg:y="15.71cm">
            <draw:text-box>
              <text:p text:style-name="P2"><text:span text:style-name="T1">4</text:span></text:p>
            </draw:text-box>
          </draw:frame>
          <draw:line draw:style-name="gr1" draw:text-style-name="P1" draw:layer="layout" svg:x1="9.488cm" svg:y1="14.64cm" svg:x2="10.352cm" svg:y2="14.64cm">
            <text:p/>
          </draw:line>
          <draw:frame draw:style-name="gr6" draw:text-style-name="P3" draw:layer="layout" svg:width="0.26cm" svg:height="0.38cm" svg:x="9.093cm" svg:y="16.632cm">
            <draw:text-box>
              <text:p text:style-name="P2"><text:span text:style-name="T1">?</text:span></text:p>
            </draw:text-box>
          </draw:frame>
          <draw:line draw:style-name="gr1" draw:text-style-name="P1" draw:layer="layout" svg:x1="12.446cm" svg:y1="14.759cm" svg:x2="12.454cm" svg:y2="15.351cm">
            <text:p/>
          </draw:line>
          <draw:line draw:style-name="gr1" draw:text-style-name="P1" draw:layer="layout" svg:x1="8.89cm" svg:y1="16.606cm" svg:x2="9.463cm" svg:y2="16.606cm">
            <text:p/>
          </draw:line>
          <draw:line draw:style-name="gr1" draw:text-style-name="P1" draw:layer="layout" svg:x1="11.388cm" svg:y1="13.61cm" svg:x2="11.391cm" svg:y2="14.689cm">
            <text:p/>
          </draw:line>
          <draw:frame draw:style-name="gr7" draw:text-style-name="P3" draw:layer="layout" svg:width="0.26cm" svg:height="0.38cm" svg:x="11.167cm" svg:y="13.96cm">
            <draw:text-box>
              <text:p text:style-name="P2"><text:span text:style-name="T1">?</text:span></text:p>
            </draw:text-box>
          </draw:frame>
          <draw:frame draw:style-name="gr8" draw:text-style-name="P3" draw:layer="layout" svg:width="0.26cm" svg:height="0.38cm" svg:x="9.822cm" svg:y="14.261cm">
            <draw:text-box>
              <text:p text:style-name="P2"><text:span text:style-name="T1">?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559" draw:display-name="Dashed (var) 6559" draw:style="rect" draw:dots1="1" draw:dots1-length="0.006cm" draw:dots2="1" draw:dots2-length="0.006cm" draw:distance="0.006cm"/>
    <draw:stroke-dash draw:name="Dashed_20__28_var_29__20_6560" draw:display-name="Dashed (var) 6560" draw:style="rect" draw:dots1="1" draw:dots1-length="0.006cm" draw:dots2="1" draw:dots2-length="0.006cm" draw:distance="0.006cm"/>
    <draw:stroke-dash draw:name="Dashed_20__28_var_29__20_6561" draw:display-name="Dashed (var) 6561" draw:style="rect" draw:dots1="1" draw:dots1-length="0.006cm" draw:dots2="1" draw:dots2-length="0.006cm" draw:distance="0.006cm"/>
    <draw:stroke-dash draw:name="Dashed_20__28_var_29__20_6562" draw:display-name="Dashed (var) 6562" draw:style="rect" draw:dots1="1" draw:dots1-length="0.006cm" draw:dots2="1" draw:dots2-length="0.006cm" draw:distance="0.006cm"/>
    <draw:stroke-dash draw:name="Dashed_20__28_var_29__20_6563" draw:display-name="Dashed (var) 6563" draw:style="rect" draw:dots1="1" draw:dots1-length="0.006cm" draw:dots2="1" draw:dots2-length="0.006cm" draw:distance="0.006cm"/>
    <draw:stroke-dash draw:name="Dashed_20__28_var_29__20_6564" draw:display-name="Dashed (var) 656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59:06.103231607</meta:creation-date>
    <dc:date>2018-05-18T12:59:32.752145203</dc:date>
    <meta:editing-duration>PT27S</meta:editing-duration>
    <meta:editing-cycles>1</meta:editing-cycles>
    <meta:document-statistic meta:object-count="25"/>
    <meta:generator>LibreOffice/6.0.0.3$MacOSX_X86_64 LibreOffice_project/64a0f66915f38c6217de274f0aa8e15618924765</meta:generator>
  </office:meta>
</office:document-meta>
</file>